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48mm"/>
    </style:style>
    <style:style style:name="co2" style:family="table-column">
      <style:table-column-properties fo:break-before="auto" style:column-width="25.05mm"/>
    </style:style>
    <style:style style:name="co3" style:family="table-column">
      <style:table-column-properties fo:break-before="auto" style:column-width="26.14mm"/>
    </style:style>
    <style:style style:name="co4" style:family="table-column">
      <style:table-column-properties fo:break-before="auto" style:column-width="46.57mm"/>
    </style:style>
    <style:style style:name="co5" style:family="table-column">
      <style:table-column-properties fo:break-before="auto" style:column-width="34.31mm"/>
    </style:style>
    <style:style style:name="co6" style:family="table-column">
      <style:table-column-properties fo:break-before="auto" style:column-width="158.22mm"/>
    </style:style>
    <style:style style:name="co7" style:family="table-column">
      <style:table-column-properties fo:break-before="auto" style:column-width="22.58mm"/>
    </style:style>
    <style:style style:name="co8" style:family="table-column">
      <style:table-column-properties fo:break-before="auto" style:column-width="42.21mm"/>
    </style:style>
    <style:style style:name="co9" style:family="table-column">
      <style:table-column-properties fo:break-before="auto" style:column-width="27.83mm"/>
    </style:style>
    <style:style style:name="co10" style:family="table-column">
      <style:table-column-properties fo:break-before="auto" style:column-width="45.09mm"/>
    </style:style>
    <style:style style:name="co11" style:family="table-column">
      <style:table-column-properties fo:break-before="auto" style:column-width="45.38mm"/>
    </style:style>
    <style:style style:name="co12" style:family="table-column">
      <style:table-column-properties fo:break-before="auto" style:column-width="157.64mm"/>
    </style:style>
    <style:style style:name="co13" style:family="table-column">
      <style:table-column-properties fo:break-before="auto" style:column-width="45.68mm"/>
    </style:style>
    <style:style style:name="co14" style:family="table-column">
      <style:table-column-properties fo:break-before="auto" style:column-width="44.77mm"/>
    </style:style>
    <style:style style:name="co15" style:family="table-column">
      <style:table-column-properties fo:break-before="auto" style:column-width="45.98mm"/>
    </style:style>
    <style:style style:name="co16" style:family="table-column">
      <style:table-column-properties fo:break-before="auto" style:column-width="23.9mm"/>
    </style:style>
    <style:style style:name="co17" style:family="table-column">
      <style:table-column-properties fo:break-before="auto" style:column-width="27.22mm"/>
    </style:style>
    <style:style style:name="co18" style:family="table-column">
      <style:table-column-properties fo:break-before="auto" style:column-width="38.72mm"/>
    </style:style>
    <style:style style:name="co19" style:family="table-column">
      <style:table-column-properties fo:break-before="auto" style:column-width="43.87mm"/>
    </style:style>
    <style:style style:name="co20" style:family="table-column">
      <style:table-column-properties fo:break-before="auto" style:column-width="157.94mm"/>
    </style:style>
    <style:style style:name="co21" style:family="table-column">
      <style:table-column-properties fo:break-before="auto" style:column-width="53.25mm"/>
    </style:style>
    <style:style style:name="co22" style:family="table-column">
      <style:table-column-properties fo:break-before="auto" style:column-width="33.88mm"/>
    </style:style>
    <style:style style:name="co23" style:family="table-column">
      <style:table-column-properties fo:break-before="auto" style:column-width="39.93mm"/>
    </style:style>
    <style:style style:name="co24" style:family="table-column">
      <style:table-column-properties fo:break-before="auto" style:column-width="46.28mm"/>
    </style:style>
    <style:style style:name="co25" style:family="table-column">
      <style:table-column-properties fo:break-before="auto" style:column-width="135.26mm"/>
    </style:style>
    <style:style style:name="co26" style:family="table-column">
      <style:table-column-properties fo:break-before="auto" style:column-width="47.8mm"/>
    </style:style>
    <style:style style:name="co27" style:family="table-column">
      <style:table-column-properties fo:break-before="auto" style:column-width="26.32mm"/>
    </style:style>
    <style:style style:name="co28" style:family="table-column">
      <style:table-column-properties fo:break-before="auto" style:column-width="31.15mm"/>
    </style:style>
    <style:style style:name="co29" style:family="table-column">
      <style:table-column-properties fo:break-before="auto" style:column-width="155.82mm"/>
    </style:style>
    <style:style style:name="co30" style:family="table-column">
      <style:table-column-properties fo:break-before="auto" style:column-width="22.98mm"/>
    </style:style>
    <style:style style:name="co31" style:family="table-column">
      <style:table-column-properties fo:break-before="auto" style:column-width="36.3mm"/>
    </style:style>
    <style:style style:name="co32" style:family="table-column">
      <style:table-column-properties fo:break-before="auto" style:column-width="39.63mm"/>
    </style:style>
    <style:style style:name="co33" style:family="table-column">
      <style:table-column-properties fo:break-before="auto" style:column-width="134.34mm"/>
    </style:style>
    <style:style style:name="co34" style:family="table-column">
      <style:table-column-properties fo:break-before="auto" style:column-width="66.87mm"/>
    </style:style>
    <style:style style:name="co35" style:family="table-column">
      <style:table-column-properties fo:break-before="auto" style:column-width="91.23mm"/>
    </style:style>
    <style:style style:name="co36" style:family="table-column">
      <style:table-column-properties fo:break-before="auto" style:column-width="167.94mm"/>
    </style:style>
    <style:style style:name="co37" style:family="table-column">
      <style:table-column-properties fo:break-before="auto" style:column-width="42.84mm"/>
    </style:style>
    <style:style style:name="co38" style:family="table-column">
      <style:table-column-properties fo:break-before="auto" style:column-width="33.85mm"/>
    </style:style>
    <style:style style:name="co39" style:family="table-column">
      <style:table-column-properties fo:break-before="auto" style:column-width="46.64mm"/>
    </style:style>
    <style:style style:name="co40" style:family="table-column">
      <style:table-column-properties fo:break-before="auto" style:column-width="106.77mm"/>
    </style:style>
    <style:style style:name="co41" style:family="table-column">
      <style:table-column-properties fo:break-before="auto" style:column-width="25.72mm"/>
    </style:style>
    <style:style style:name="co42" style:family="table-column">
      <style:table-column-properties fo:break-before="auto" style:column-width="135.55mm"/>
    </style:style>
    <style:style style:name="co43" style:family="table-column">
      <style:table-column-properties fo:break-before="auto" style:column-width="44.47mm"/>
    </style:style>
    <style:style style:name="ro1" style:family="table-row">
      <style:table-row-properties style:row-height="8.45mm" fo:break-before="auto" style:use-optimal-row-height="true"/>
    </style:style>
    <style:style style:name="ro2" style:family="table-row">
      <style:table-row-properties style:row-height="30.67mm" fo:break-before="auto" style:use-optimal-row-height="false"/>
    </style:style>
    <style:style style:name="ro3" style:family="table-row">
      <style:table-row-properties style:row-height="56.07mm" fo:break-before="auto" style:use-optimal-row-height="true"/>
    </style:style>
    <style:style style:name="ro4" style:family="table-row">
      <style:table-row-properties style:row-height="48.14mm" fo:break-before="auto" style:use-optimal-row-height="true"/>
    </style:style>
    <style:style style:name="ro5" style:family="table-row">
      <style:table-row-properties style:row-height="71.95mm" fo:break-before="auto" style:use-optimal-row-height="true"/>
    </style:style>
    <style:style style:name="ro6" style:family="table-row">
      <style:table-row-properties style:row-height="40.2mm" fo:break-before="auto" style:use-optimal-row-height="true"/>
    </style:style>
    <style:style style:name="ro7" style:family="table-row">
      <style:table-row-properties style:row-height="64.01mm" fo:break-before="auto" style:use-optimal-row-height="true"/>
    </style:style>
    <style:style style:name="ro8" style:family="table-row">
      <style:table-row-properties style:row-height="87.82mm" fo:break-before="auto" style:use-optimal-row-height="true"/>
    </style:style>
    <style:style style:name="ro9" style:family="table-row">
      <style:table-row-properties style:row-height="24.32mm" fo:break-before="auto" style:use-optimal-row-height="true"/>
    </style:style>
    <style:style style:name="ro10" style:family="table-row">
      <style:table-row-properties style:row-height="28.17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32.1mm" fo:break-before="auto" style:use-optimal-row-height="true"/>
    </style:style>
    <style:style style:name="ro13" style:family="table-row">
      <style:table-row-properties style:row-height="28.29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59.76mm" fo:break-before="auto" style:use-optimal-row-height="true"/>
    </style:style>
    <style:style style:name="ro16" style:family="table-row">
      <style:table-row-properties style:row-height="47.91mm" fo:break-before="auto" style:use-optimal-row-height="true"/>
    </style:style>
    <style:style style:name="ro17" style:family="table-row">
      <style:table-row-properties style:row-height="4.52mm" fo:break-before="auto" style:use-optimal-row-height="true"/>
    </style:style>
    <style:style style:name="ro18" style:family="table-row">
      <style:table-row-properties style:row-height="8.8mm" fo:break-before="auto" style:use-optimal-row-height="true"/>
    </style:style>
    <style:style style:name="ro19" style:family="table-row">
      <style:table-row-properties style:row-height="24.22mm" fo:break-before="auto" style:use-optimal-row-height="true"/>
    </style:style>
    <style:style style:name="ro20" style:family="table-row">
      <style:table-row-properties style:row-height="36.05mm" fo:break-before="auto" style:use-optimal-row-height="true"/>
    </style:style>
    <style:style style:name="ro21" style:family="table-row">
      <style:table-row-properties style:row-height="12.49mm" fo:break-before="auto" style:use-optimal-row-height="true"/>
    </style:style>
    <style:style style:name="ro22" style:family="table-row">
      <style:table-row-properties style:row-height="36.2mm" fo:break-before="auto" style:use-optimal-row-height="true"/>
    </style:style>
    <style:style style:name="ro23" style:family="table-row">
      <style:table-row-properties style:row-height="40.15mm" fo:break-before="auto" style:use-optimal-row-height="true"/>
    </style:style>
    <style:style style:name="ro24" style:family="table-row">
      <style:table-row-properties style:row-height="48.03mm" fo:break-before="auto" style:use-optimal-row-height="true"/>
    </style:style>
    <style:style style:name="ro25" style:family="table-row">
      <style:table-row-properties style:row-height="55.93mm" fo:break-before="auto" style:use-optimal-row-height="true"/>
    </style:style>
    <style:style style:name="ro26" style:family="table-row">
      <style:table-row-properties style:row-height="22.03mm" fo:break-before="auto" style:use-optimal-row-height="true"/>
    </style:style>
    <style:style style:name="ro27" style:family="table-row">
      <style:table-row-properties style:row-height="97.4mm" fo:break-before="auto" style:use-optimal-row-height="false"/>
    </style:style>
    <style:style style:name="ro28" style:family="table-row">
      <style:table-row-properties style:row-height="94.77mm" fo:break-before="auto" style:use-optimal-row-height="true"/>
    </style:style>
    <style:style style:name="ro29" style:family="table-row">
      <style:table-row-properties style:row-height="83.57mm" fo:break-before="auto" style:use-optimal-row-height="true"/>
    </style:style>
    <style:style style:name="ro30" style:family="table-row">
      <style:table-row-properties style:row-height="79.5mm" fo:break-before="auto" style:use-optimal-row-height="true"/>
    </style:style>
    <style:style style:name="ro31" style:family="table-row">
      <style:table-row-properties style:row-height="86.57mm" fo:break-before="auto" style:use-optimal-row-height="true"/>
    </style:style>
    <style:style style:name="ro32" style:family="table-row">
      <style:table-row-properties style:row-height="78.39mm" fo:break-before="auto" style:use-optimal-row-height="true"/>
    </style:style>
    <style:style style:name="ro33" style:family="table-row">
      <style:table-row-properties style:row-height="97.1mm" fo:break-before="auto" style:use-optimal-row-height="false"/>
    </style:style>
    <style:style style:name="ro34" style:family="table-row">
      <style:table-row-properties style:row-height="45.63mm" fo:break-before="auto" style:use-optimal-row-height="true"/>
    </style:style>
    <style:style style:name="ro35" style:family="table-row">
      <style:table-row-properties style:row-height="17.04mm" fo:break-before="auto" style:use-optimal-row-height="true"/>
    </style:style>
    <style:style style:name="ro36" style:family="table-row">
      <style:table-row-properties style:row-height="42.03mm" fo:break-before="auto" style:use-optimal-row-height="false"/>
    </style:style>
    <style:style style:name="ro37" style:family="table-row">
      <style:table-row-properties style:row-height="19.1mm" fo:break-before="auto" style:use-optimal-row-height="false"/>
    </style:style>
    <style:style style:name="ro38" style:family="table-row">
      <style:table-row-properties style:row-height="33.5mm" fo:break-before="auto" style:use-optimal-row-height="true"/>
    </style:style>
    <style:style style:name="ro39" style:family="table-row">
      <style:table-row-properties style:row-height="45.84mm" fo:break-before="auto" style:use-optimal-row-height="true"/>
    </style:style>
    <style:style style:name="ro40" style:family="table-row">
      <style:table-row-properties style:row-height="32.03mm" fo:break-before="auto" style:use-optimal-row-height="false"/>
    </style:style>
    <style:style style:name="ro41" style:family="table-row">
      <style:table-row-properties style:row-height="38.51mm" fo:break-before="auto" style:use-optimal-row-height="false"/>
    </style:style>
    <style:style style:name="ro42" style:family="table-row">
      <style:table-row-properties style:row-height="55.5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fo:wrap-option="wrap" fo:border="0.74pt solid #ffffff"/>
      <style:text-properties fo:color="#ffffff" fo:font-weight="bold" style:font-weight-asian="bold" style:font-weight-complex="600" fo:hyphenate="true"/>
    </style:style>
    <style:style style:name="ce2" style:family="table-cell" style:parent-style-name="Default">
      <style:table-cell-properties style:text-align-source="fix" style:repeat-content="false" fo:wrap-option="wrap" style:vertical-align="top"/>
      <style:paragraph-properties fo:text-align="start"/>
      <style:text-properties fo:hyphenate="true"/>
    </style:style>
    <style:style style:name="ce3" style:family="table-cell" style:parent-style-name="Default">
      <style:table-cell-properties fo:wrap-option="wrap"/>
      <style:text-properties fo:hyphenate="true"/>
    </style:style>
    <style:style style:name="ce4" style:family="table-cell" style:parent-style-name="Default">
      <style:table-cell-properties style:text-align-source="fix" style:repeat-content="false" fo:wrap-option="wrap" style:vertical-align="top"/>
      <style:paragraph-properties fo:text-align="start" fo:margin-left="0mm"/>
      <style:text-properties fo:hyphenate="true"/>
    </style:style>
    <style:style style:name="ce5" style:family="table-cell" style:parent-style-name="Default">
      <style:table-cell-properties fo:background-color="#000000" style:text-align-source="fix" style:repeat-content="false" fo:wrap-option="wrap" fo:border="0.74pt solid #ffffff" style:vertical-align="top"/>
      <style:paragraph-properties fo:text-align="start"/>
      <style:text-properties fo:color="#ffffff" fo:font-weight="bold" style:font-weight-asian="bold" style:font-weight-complex="600" fo:hyphenate="true"/>
    </style:style>
    <style:style style:name="ce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Noto Sans CJK SC Regular" style:font-name-complex="FreeSans" fo:hyphenate="true"/>
    </style:style>
    <style:style style:name="ce10" style:family="table-cell" style:parent-style-name="Default">
      <style:table-cell-properties fo:background-color="#000000" style:text-align-source="fix" style:repeat-content="false" fo:wrap-option="wrap" fo:border="0.74pt solid #ffffff"/>
      <style:paragraph-properties fo:text-align="start" fo:margin-left="0mm"/>
      <style:text-properties fo:color="#ffffff" fo:font-weight="bold" style:font-weight-asian="bold" style:font-weight-complex="600" fo:hyphenate="true"/>
    </style:style>
    <style:style style:name="ce11" style:family="table-cell" style:parent-style-name="Default">
      <style:table-cell-properties fo:wrap-option="wrap"/>
    </style:style>
    <style:style style:name="ce12" style:family="table-cell" style:parent-style-name="Default">
      <style:table-cell-properties fo:wrap-option="wrap"/>
      <style:text-properties style:font-name="Liberation Sans" style:font-name-asian="Noto Sans CJK SC Regular" style:font-name-complex="FreeSans" fo:hyphenate="true"/>
    </style:style>
    <style:style style:name="ce13" style:family="table-cell" style:parent-style-name="Default">
      <style:table-cell-properties style:text-align-source="fix" style:repeat-content="false"/>
      <style:paragraph-properties fo:text-align="start" fo:margin-left="0mm"/>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15" style:family="table-cell" style:parent-style-name="Default">
      <style:table-cell-properties style:text-align-source="value-type" style:repeat-content="false" fo:wrap-option="wrap" style:vertical-align="top"/>
      <style:paragraph-properties fo:margin-left="0mm"/>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16" style:family="table-cell" style:parent-style-name="Default">
      <style:table-cell-properties style:text-align-source="fix" style:repeat-content="false" fo:wrap-option="wrap"/>
      <style:paragraph-properties fo:text-align="start" fo:margin-left="0mm"/>
    </style:style>
    <style:style style:name="ce17" style:family="table-cell" style:parent-style-name="Default">
      <style:table-cell-properties fo:wrap-option="wrap"/>
      <style:text-properties style:font-name="Liberation Sans" style:font-name-asian="Noto Sans CJK SC Regular" style:font-name-complex="FreeSans"/>
    </style:style>
    <style:style style:name="T1" style:family="text">
      <style:text-properties fo:font-weight="normal" style:font-weight-asian="normal" style:font-weight-complex="normal"/>
    </style:style>
    <style:style style:name="T2" style:family="text">
      <style:text-properties style:font-name="Calibri" fo:font-weight="normal" style:font-name-asian="Noto Sans CJK SC Regular" style:font-name-complex="FreeSans" style:font-weight-asian="normal" style:font-weight-complex="normal"/>
    </style:style>
    <style:style style:name="T3" style:family="text">
      <style:text-properties style:font-name="Calibri" style:font-name-asian="Noto Sans CJK SC Regular" style:font-name-complex="FreeSans" style:font-weight-asian="bold" style:font-weight-complex="bold"/>
    </style:style>
    <style:style style:name="T4" style:family="text">
      <style:text-properties style:font-name-asian="Noto Sans CJK SC Regular" style:font-name-complex="FreeSans"/>
    </style:style>
    <style:style style:name="T5" style:family="text">
      <style:text-properties style:font-name="Liberation Sans" style:font-name-asian="Noto Sans CJK SC Regular" style:font-name-complex="FreeSans"/>
    </style:style>
    <style:style style:name="T6" style:family="text">
      <style:text-properties fo:country="none"/>
    </style:style>
  </office:automatic-styles>
  <office:body>
    <office:spreadsheet>
      <table:calculation-settings table:automatic-find-labels="false"/>
      <table:table table:name="5.19.2 Frame Lock State Machine Test Plan" table:style-name="ta1">
        <table:table-column table:style-name="co1" table:default-cell-style-name="ce3"/>
        <table:table-column table:style-name="co2" table:default-cell-style-name="ce3"/>
        <table:table-column table:style-name="co3" table:default-cell-style-name="ce3"/>
        <table:table-column table:style-name="co4" table:default-cell-style-name="ce2"/>
        <table:table-column table:style-name="co5" table:default-cell-style-name="ce3"/>
        <table:table-column table:style-name="co6" table:default-cell-style-name="ce2"/>
        <table:table-column table:style-name="co7" table:default-cell-style-name="ce3"/>
        <table:table-column table:style-name="co4" table:default-cell-style-name="ce3"/>
        <table:table-column table:style-name="co8" table:default-cell-style-name="ce3"/>
        <table:table-column table:style-name="co7" table:number-columns-repeated="1015" table:default-cell-style-name="ce3"/>
        <table:table-row table:style-name="ro1">
          <table:table-cell table:style-name="ce1" office:value-type="string" calcext:value-type="string">
            <text:p>Test ID</text:p>
          </table:table-cell>
          <table:table-cell table:style-name="ce1"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2">
          <table:table-cell table:style-name="ce2" office:value-type="float" office:value="1" calcext:value-type="float">
            <text:p>1</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table:style-name="ce6" office:value-type="string" calcext:value-type="string">
            <text:p>Training status is correct for no training frames</text:p>
            <text:p><text:span text:style-name="T1">&lt;more details about section number of spec and specification statements might be useful&gt;</text:span></text:p>
          </table:table-cell>
          <table:table-cell table:style-name="ce7" office:value-type="string" calcext:value-type="string">
            <text:p>Directed test check/Functional coverage</text:p>
          </table:table-cell>
          <table:table-cell table:style-name="ce9" office:value-type="string" calcext:value-type="string">
            <text:p><text:span text:style-name="T4">Initialize the DUT and enable the port for training.  Leave the TD inactive.  Wait the period specified in the PortnLink Timer Control CSR, DME Training Completion Timer.</text:span></text:p>
            <text:p><text:span text:style-name="T4">Success:</text:span></text:p>
            <text:p><text:span text:style-name="T4">For all lanes, LanenStatus1 CSR, bit 21 should be 1 (Training failed).</text:span></text:p>
            <text:p><text:span text:style-name="T4">For all lanes, LanenStatus1 CSR, bit 22 should be 0 (Training did not complete).</text:span></text:p>
            <text:p><text:span text:style-name="T4">Repeat for all lanes, all ports.</text:span></text:p>
            <text:p><text:span text:style-name="T4">Repeat for all lanes but the one under test inactive.</text:span></text:p>
          </table:table-cell>
          <table:table-cell table:style-name="ce2" table:number-columns-repeated="4"/>
          <table:table-cell table:number-columns-repeated="1014"/>
        </table:table-row>
        <table:table-row table:style-name="ro3">
          <table:table-cell table:style-name="ce2" office:value-type="float" office:value="2" calcext:value-type="float">
            <text:p>2</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raining completes for good frames at any bit position</text:p>
            <text:p><text:span text:style-name="T2">&lt;more details about section number of spec and specification statements might be useful&gt;</text:span></text:p>
          </table:table-cell>
          <table:table-cell table:style-name="ce8" office:value-type="string" calcext:value-type="string">
            <text:p/>
            <text:p><text:span text:style-name="T3">Directed test check/Functional coverage</text:span></text:p>
            <text:p/>
          </table:table-cell>
          <table:table-cell office:value-type="string" calcext:value-type="string">
            <text:p>Reset the TD and the DUT; produce good training frames from the TD to permit training aligned to some bit position (p).  Permit training to  complete.  Wait the period specified in the PortnLink Timer Control CSR, DME Training Completion Timer.</text:p>
            <text:p>Success:</text:p>
            <text:p>For all lanes, LanenStatus1 CSR, bit 21 should be 0 (Training did not fail).</text:p>
            <text:p>For all lanes, LanenStatus1 CSR, bit 22 should be 1 (Training complete).</text:p>
            <text:p>Slip the TD frame alignment by any of 522 *8 – 1 possible bit positions (TD should be permitted to jump multiple bit positions or slip a single position forward or back, randomly, as long as all positions are tested).  Repeat the training.  (this could be a new simulation, power cycle the board, reset the device, or forced retraining via a degraded port).  Regardless of the bit position chosen and the relation to the previous position, the DUT should be able to realign correctly.</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4">
          <table:table-cell table:style-name="ce2" office:value-type="float" office:value="3" calcext:value-type="float">
            <text:p>3</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the frame lock during training is retained for 4 frame errors</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probe the FSM to determine the bit position is locked (frame_lock = true).</text:p>
            <text:p>3. Send exactly 4 frames with corrupted markers.  Do not change the starting position of the frames. </text:p>
            <text:p>4. Resume sending good frames.</text:p>
            <text:p>5. Allow training to complete normally.</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5">
          <table:table-cell table:style-name="ce2" office:value-type="float" office:value="4" calcext:value-type="float">
            <text:p>4</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5 errors will cause the bit position to slip</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 </text:p>
            <text:p>2. Either poll the CSR to determine training has completed or probe the FSM to determine the bit position is locked (frame_lock = true). </text:p>
            <text:p>3. Send exactly 5 frames with corrupted markers.  Do not change the starting position of the frames. </text:p>
            <text:p>4. Resume sending good frames.</text:p>
            <text:p>5. Allow training to complete normally.</text:p>
            <text:p/>
            <text:p>Repeat for all lanes; test the bad frames consecutively, or interspersed with good frames.</text:p>
            <text:p>Success  :</text:p>
            <text:p>Checking the result here is tricky; for simulation you could simply watch the five bad frames arrive, and the FSM lose and regain lock, at the old bit position since the frame start point was not changed. </text:p>
            <text:p>For a FPGA or ASIC, the only available CSR is for pass of fail for the training, overall.  If the TD control is tight enough, you can end the good training sequence with the 5th error to produce a training failure; but if you allow enough good frames to enter after the fifth error, the DUT could finish retraining and report a training success.</text:p>
          </table:table-cell>
          <table:table-cell table:style-name="ce2" table:number-columns-repeated="4"/>
          <table:table-cell table:number-columns-repeated="1014"/>
        </table:table-row>
        <table:table-row table:style-name="ro6">
          <table:table-cell table:style-name="ce2" office:value-type="string" calcext:value-type="string">
            <text:p>5a</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a single good marker followed by bad won’t work)</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one good frame with valid marker.</text:p>
            <text:p>3. Send at least one (but could be more)  frames with corrupted markers.</text:p>
            <text:p>4. Repeat the pattern throughout training.</text:p>
            <text:p>Success :</text:p>
            <text:p>With this pattern the Frame_Lock FSM should be unable to lock to any good position.</text:p>
            <text:p>For the lane(s) under test , LanenStatus1 CSR, bit 21 should be 1 (Training did fail).</text:p>
            <text:p>For all lanes, LanenStatus1 CSR, bit 22 should be 0 (Training did not complete).</text:p>
          </table:table-cell>
          <table:table-cell table:style-name="ce2" table:number-columns-repeated="4"/>
          <table:table-cell table:number-columns-repeated="1014"/>
        </table:table-row>
        <table:table-row table:style-name="ro7">
          <table:table-cell office:value-type="string" calcext:value-type="string">
            <text:p>5b</text:p>
          </table:table-cell>
          <table:table-cell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two good markers followed by bad will complete training</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two good frames with valid marker.  The two good frames must be consecutive.</text:p>
            <text:p>3. Send at least one (no more than four) frames with corrupted markers.</text:p>
            <text:p>4. Repeat the pattern throughout training.</text:p>
            <text:p>This again is tricky.  The Frame_Lock FSM should complete training, assuming that the implementation-dependent slip algorithm eventually starts at the beginning of the first of the two good frames.  Certainly some implementations will eventually guarantee this but not all (the slip algorithm must be capable of eventually testing every possible bit position within a frame, but there would be nothing illegal in an implementation that always tested the ‘correct’ position at the start of the second good frame, or one of the bad frames).  In simulation the FSM can be watched and the timing adjusted to find a good starting position.  For a FPGA or ASIC  an understanding of the FSM implementation could be needed to adjust the input stream.</text:p>
            <text:p>Success :</text:p>
            <text:p>For the lane(s) under test , LanenStatus1 CSR, bit 21 should be 0 (Training did fail).</text:p>
            <text:p>For all lanes, LanenStatus1 CSR, bit 22 should be 1 (Training did not complete).</text:p>
          </table:table-cell>
          <table:table-cell table:number-columns-repeated="1018"/>
        </table:table-row>
        <table:table-row table:style-name="ro8">
          <table:table-cell table:style-name="ce4" office:value-type="float" office:value="6" calcext:value-type="float">
            <text:p>6</text:p>
          </table:table-cell>
          <table:table-cell table:style-name="ce4"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After reset, a new frame lock is required.</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in simulation,  probe the FSM to determine the bit position is locked (frame_lock = true). </text:p>
            <text:p>3. End training mode; check the CSR to determine  training completed correctly.  Send traffic and see it is accepted.</text:p>
            <text:p>4. Reset the DUT; allow training to begin, but withhold good training frames (not just a slip, send any frame pattern that should not complete frame lock).</text:p>
            <text:p>In this case training should not complete successfully; the CSR will indicate that the training has failed.</text:p>
            <text:p>Success :</text:p>
            <text:p>For all lanes, LanenStatus1 CSR, bit 21 should be 1 (Training failed).</text:p>
            <text:p>For all lanes, LanenStatus1 CSR, bit 22 should be 0 (Training did not complete).</text:p>
            <text:p>1. To show that the DUT can be retrained after reset, reset the DUT again; send good training frames.</text:p>
            <text:p>2. Check the CSR and pass good data to verify that the frame relocked and training completed correctly.</text:p>
            <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number-columns-repeated="1018"/>
        </table:table-row>
        <table:table-row table:style-name="ro9">
          <table:table-cell office:value-type="float" office:value="7" calcext:value-type="float">
            <text:p>7</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that disabled lanes do not indicate successful training</text:p>
          </table:table-cell>
          <table:table-cell table:style-name="ce8" office:value-type="string" calcext:value-type="string">
            <text:p><text:span text:style-name="T3">Directed test check/Functional coverage</text:span></text:p>
            <text:p/>
          </table:table-cell>
          <table:table-cell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0">
          <table:table-cell office:value-type="float" office:value="8" calcext:value-type="float">
            <text:p>8</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1">
          <table:table-cell office:value-type="float" office:value="9" calcext:value-type="float">
            <text:p>9</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attempted</text:p>
          </table:table-cell>
          <table:table-cell table:style-name="ce8" office:value-type="string" calcext:value-type="string">
            <text:p><text:span text:style-name="T3">Directed test check/Functional coverage</text:span></text:p>
            <text:p/>
          </table:table-cell>
          <table:table-cell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12">
          <table:table-cell office:value-type="float" office:value="10" calcext:value-type="float">
            <text:p>10</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successful</text:p>
          </table:table-cell>
          <table:table-cell table:style-name="ce8" office:value-type="string" calcext:value-type="string">
            <text:p><text:span text:style-name="T3">Directed test check/Functional coverage</text:span></text:p>
            <text:p/>
          </table:table-cell>
          <table:table-cell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0">
          <table:table-cell office:value-type="float" office:value="11" calcext:value-type="float">
            <text:p>11</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imeout, if possible</text:p>
          </table:table-cell>
          <table:table-cell table:style-name="ce8" office:value-type="string" calcext:value-type="string">
            <text:p><text:span text:style-name="T3">Directed test check/Functional coverage</text:span></text:p>
            <text:p/>
          </table:table-cell>
          <table:table-cell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0">
          <table:table-cell office:value-type="float" office:value="12" calcext:value-type="float">
            <text:p>12</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begins again after reset</text:p>
          </table:table-cell>
          <table:table-cell table:style-name="ce8" office:value-type="string" calcext:value-type="string">
            <text:p><text:span text:style-name="T3">Directed test check/Functional coverage</text:span></text:p>
            <text:p/>
          </table:table-cell>
          <table:table-cell office:value-type="string" calcext:value-type="string">
            <text:p>- Reset the DUT during code word training.  Verify that the DUT indicates code word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 Lane n Status 2 CSR "LP Receive Lane Ready", "LP Lane Trained" are asserted.</text:p>
          </table:table-cell>
          <table:table-cell table:number-columns-repeated="1018"/>
        </table:table-row>
        <table:table-row table:style-name="ro13">
          <table:table-cell office:value-type="float" office:value="13" calcext:value-type="float">
            <text:p>13</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office:value-type="string" calcext:value-type="string">
            <text:p>Once reset is de-asserted, check the following register for the current state of the Lane Alignment state Machine, Port n Initialization Status CSRs - Bit 0-4,Lane Alignment and Lane n Status 2 CSRs - Bit 17-19, LP Receive width.</text:p>
            <text:p/>
            <text:p>   For initial 120 msec +/- 33%, the state machine should be in NOT_ALIGNED state.</text:p>
            <text:p>   Once in operating mode, the corresponding alignment state machine should be in ALIGNED state.</text:p>
          </table:table-cell>
          <table:table-cell table:number-columns-repeated="1018"/>
        </table:table-row>
        <table:table-row table:style-name="ro11">
          <table:table-cell office:value-type="float" office:value="14" calcext:value-type="float">
            <text:p>14</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port width override operation</text:p>
          </table:table-cell>
          <table:table-cell table:style-name="ce8" office:value-type="string" calcext:value-type="string">
            <text:p><text:span text:style-name="T3">Directed test check/Functional coverage</text:span></text:p>
            <text:p/>
          </table:table-cell>
          <table:table-cell office:value-type="string" calcext:value-type="string">
            <text:p>Program the required operating width in Port n Control CSRs - Bit 5-7, Port Width Override.check the following register for the current state of the Lane Alignment state Machine, Port n Initialization Status CSRs - Bit 0-4,Lane Alignment and Lane n Status 2 CSRs - Bit 17-19, LP Receive width</text:p>
          </table:table-cell>
          <table:table-cell table:number-columns-repeated="1018"/>
        </table:table-row>
        <table:table-row table:style-name="ro11">
          <table:table-cell office:value-type="float" office:value="15" calcext:value-type="float">
            <text:p>15</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high error rate</text:p>
          </table:table-cell>
          <table:table-cell table:style-name="ce8"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o any active lanes and check state machine movement <text:s/>to unaligned state.</text:p>
          </table:table-cell>
          <table:table-cell table:number-columns-repeated="1018"/>
        </table:table-row>
        <table:table-row table:style-name="ro11">
          <table:table-cell office:value-type="float" office:value="16" calcext:value-type="float">
            <text:p>16</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low error rate</text:p>
          </table:table-cell>
          <table:table-cell table:style-name="ce8"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ermittently into any active lanes and check state machine movement.</text:p>
          </table:table-cell>
          <table:table-cell table:number-columns-repeated="1018"/>
        </table:table-row>
        <table:table-row table:style-name="ro14">
          <table:table-cell office:value-type="float" office:value="17" calcext:value-type="float">
            <text:p>17</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office:value-type="string" calcext:value-type="string">
            <text:p>  Enable the Port. Check the Port n Initialization Status CSRs - Bit 0-4,Lane Alignment  indicating Lane Alignment state.</text:p>
            <text:p/>
            <text:p> Disable the Port. Check the Port n Initialization Status CSRs - Bit 0-4,Lane Alignment  indicating Unaligned condition</text:p>
          </table:table-cell>
          <table:table-cell table:number-columns-repeated="1018"/>
        </table:table-row>
        <table:table-row table:style-name="ro11">
          <table:table-cell office:value-type="float" office:value="18" calcext:value-type="float">
            <text:p>18</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state machine can be reset at any time</text:p>
          </table:table-cell>
          <table:table-cell table:style-name="ce8" office:value-type="string" calcext:value-type="string">
            <text:p><text:span text:style-name="T3">Directed test check/Functional coverage</text:span></text:p>
            <text:p/>
          </table:table-cell>
          <table:table-cell office:value-type="string" calcext:value-type="string">
            <text:p><text:s/>When Lane Alignment is going on, apply reset and check the state machine movement once reset is de-asserted.</text:p>
          </table:table-cell>
          <table:table-cell table:number-columns-repeated="1018"/>
        </table:table-row>
        <table:table-row table:style-name="ro15">
          <table:table-cell office:value-type="float" office:value="19" calcext:value-type="float">
            <text:p>19</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office:value-type="string" calcext:value-type="string">
            <text:p>-          Verify that the lanes not under test do not indicate successful lane synchronization.</text:p>
            <text:p/>
            <text:p>o   Disable the Port. Check the following register bits.</text:p>
            <text:p/>
            <text:p>§  lane[n] Status 0 CSR bit[18] (Receiver lane sync), bit[19] (Receiver lane sync) are FALSE</text:p>
            <text:p/>
            <text:p>§  lane[n] Status 2 CSR bit[20-22] (LP Receive Lanes Ready) = 3’b000.</text:p>
            <text:p/>
            <text:p>§  lane[n] Status 2 CSR bit[23] (LP Receive Lane Ready) = 1’b0.</text:p>
            <text:p/>
            <text:p>§  lane[n] Status 2 CSR bit[24] (LP Lane Trained) = 1’b0.</text:p>
            <text:p/>
            <text:p>o   Enable the Port.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0">
          <table:table-cell office:value-type="float" office:value="20" calcext:value-type="float">
            <text:p>20</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reset operation.</text:p>
          </table:table-cell>
          <table:table-cell table:style-name="ce8"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text:p>
            <text:p/>
            <text:p>o   Enable the lane[n] receiver.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1">
          <table:table-cell office:value-type="float" office:value="21" calcext:value-type="float">
            <text:p>21</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the port reset de-assertion, Verify the following signals for lane[n]</text:p>
            <text:p/>
            <text:p>o   codeword_lock[n], lane_sync[n], force_no_lock, from_sc_port_silence, from_sc_lane_silence, lane[n]_drvr_oe is de-asserted and Port Initialization State Machine is in “SLNT” state. </text:p>
          </table:table-cell>
          <table:table-cell table:number-columns-repeated="1018"/>
        </table:table-row>
        <table:table-row table:style-name="ro10">
          <table:table-cell office:value-type="float" office:value="22" calcext:value-type="float">
            <text:p>22</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the port reset re-assertion, Verify the following signals for lane[n]</text:p>
            <text:p/>
            <text:p>o   The lane[n]_drvr_oe[n] = 1’b1, codeword_lock = 1’b0, and Lane_Synchronization state machine is in state “NO_SYNC”.</text:p>
            <text:p/>
            <text:p>o   DScounter is greater than 7, Lane_Synchronization state machine is in state “SYNC” and lane_sync[n] is asserted.</text:p>
          </table:table-cell>
          <table:table-cell table:number-columns-repeated="1018"/>
        </table:table-row>
        <table:table-row table:style-name="ro16">
          <table:table-cell office:value-type="float" office:value="23" calcext:value-type="float">
            <text:p>23</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success.</text:p>
          </table:table-cell>
          <table:table-cell table:style-name="ce8" office:value-type="string" calcext:value-type="string">
            <text:p><text:span text:style-name="T3">Directed test check/Functional coverage</text:span></text:p>
            <text:p/>
          </table:table-cell>
          <table:table-cell office:value-type="string" calcext:value-type="string">
            <text:p/>
            <text:p/>
            <text:p>-          Enable the Port. Check the following register bit is set indicating Lane Synchronization Status.</text:p>
            <text:p/>
            <text:p>o   lane[n] Status 0 CSR bit[18] (Receiver lane sync), bit[19] (Receiver lane sync) are TRUE</text:p>
            <text:p/>
            <text:p>-          Disable the Port and check the following register bit</text:p>
            <text:p/>
            <text:p>o   lane[n] Status 0 CSR bit[18] (Receiver lane sync), bit[19] (Receiver lane sync) are FALSE</text:p>
            <text:p/>
            <text:p>o   lane[n] Status 0 CSR bit[24] (Lane_sync state change) = 1’b1.</text:p>
          </table:table-cell>
          <table:table-cell table:number-columns-repeated="1018"/>
        </table:table-row>
        <table:table-row table:style-name="ro12">
          <table:table-cell office:value-type="float" office:value="24" calcext:value-type="float">
            <text:p>24</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faiure with high bit error rate.</text:p>
          </table:table-cell>
          <table:table-cell table:style-name="ce8" office:value-type="string" calcext:value-type="string">
            <text:p><text:span text:style-name="T3">Directed test check/Functional coverage</text:span></text:p>
            <text:p/>
          </table:table-cell>
          <table:table-cell office:value-type="string" calcext:value-type="string">
            <text:p>-          Enable the Port. Check the following register bit is set indicating Lane Synchronization Status.</text:p>
            <text:p/>
            <text:p>o   lane[n] Status 0 CSR bit[18] (Receiver lane sync), bit[19] (Receiver lane sync) are TRUE</text:p>
            <text:p/>
            <text:p>-          Inject error into the incoming data stream at the input of 64b/67b decoder.</text:p>
            <text:p/>
            <text:p>o   lane[n] Status 0 CSR bit[18] (Receiver lane sync), bit[19] (Receiver lane sync) are FALSE</text:p>
          </table:table-cell>
          <table:table-cell table:number-columns-repeated="1018"/>
        </table:table-row>
        <table:table-row table:style-name="ro17">
          <table:table-cell table:style-name="ce2" table:number-columns-repeated="3"/>
          <table:table-cell/>
          <table:table-cell table:style-name="ce2"/>
          <table:table-cell table:number-columns-repeated="1019"/>
        </table:table-row>
        <table:table-row table:style-name="ro17" table:number-rows-repeated="1048548">
          <table:table-cell table:number-columns-repeated="1024"/>
        </table:table-row>
        <table:table-row table:style-name="ro17">
          <table:table-cell table:number-columns-repeated="1024"/>
        </table:table-row>
      </table:table>
      <table:table table:name="5.19.3.1 Long run Lane_Training state machine Test Plan" table:style-name="ta1">
        <table:table-column table:style-name="co7" table:default-cell-style-name="ce11"/>
        <table:table-column table:style-name="co9" table:number-columns-repeated="2"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7" table:number-columns-repeated="1015" table:default-cell-style-name="ce11"/>
        <table:table-row table:style-name="ro18">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19">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that disabled lanes do not indicate successful training</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style-name="ce3" table:number-columns-repeated="1018"/>
        </table:table-row>
        <table:table-row table:style-name="ro10">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style-name="ce3" table:number-columns-repeated="1018"/>
        </table:table-row>
        <table:table-row table:style-name="ro11">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DME training suppor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Once lane sync is achieved, if the BFM sends DME and the DUT supports DME training,  both ends should execute DME training.</text:p>
            <text:p>- Lane n Status 1 CSR "Training Type" is 0b0001 "DME_"</text:p>
          </table:table-cell>
          <table:table-cell table:style-name="ce3" table:number-columns-repeated="1018"/>
        </table:table-row>
        <table:table-row table:style-name="ro10">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DME training timeou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BFM has Port n Link Timers Control CSR “DME Wait_Timer” field set to 0 to continuously send DME training frames.</text:p>
            <text:p>- BFM never asserts "receive lane ready" (bit 23) in the Status/Control code word.</text:p>
            <text:p>- DUT DME training should timeout after the period programmed in the DME Training Completion Timer filed of the  Port n Link Timers Control CSR</text:p>
            <text:p>- Lane n Status 1 CSR,   IDLE 3 DME Training Completed and IDLE 3 DME Training Failed should both be asserted.</text:p>
          </table:table-cell>
          <table:table-cell table:style-name="ce3" table:number-columns-repeated="1018"/>
        </table:table-row>
        <table:table-row table:style-name="ro12">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DME emphasis control timeou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BFM has Port n Link Timers Control CSR “DME Wait_Timer” field set to 0 to continuously send DME training frames.</text:p>
            <text:p>- BFM never asserts "receive lane ready" (bit 23) in the Status/Control code word.</text:p>
            <text:p>- DUT has Port n Link Timers Control CSR “Emphasis Command Timeout” field set to 1</text:p>
            <text:p>- DUT issues a command to the BFM, and the BFM does not acknowledge. </text:p>
            <text:p>- DUT DME training should fail</text:p>
            <text:p>- Lane n Status 1 CSR,   IDLE 3 DME Training Completed and IDLE 3 DME Training Failed should both be asserted.</text:p>
          </table:table-cell>
          <table:table-cell table:style-name="ce3" table:number-columns-repeated="1018"/>
        </table:table-row>
        <table:table-row table:style-name="ro11">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DME framelock loss</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Insert bit errors which cause the DUT to lose frame lock on the lane under test</text:p>
            <text:p><text:span text:style-name="T5">- DUT DME training should fail</text:span></text:p>
            <text:p><text:span text:style-name="T5">- Lane n Status 1 CSR,   IDLE 3 DME Training Completed and IDLE 3 DME Training Failed should both be asserted.</text:span></text:p>
          </table:table-cell>
          <table:table-cell table:style-name="ce3" table:number-columns-repeated="1018"/>
        </table:table-row>
        <table:table-row table:style-name="ro11">
          <table:table-cell table:style-name="ce3" office:value-type="float" office:value="7" calcext:value-type="float">
            <text:p>7</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2x downgrad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Set the BFM to operate in 2x mode for a 4x port width, and the DUT to operate in 4x mode</text:p>
            <text:p>- Verify that for Lane 2 of the DUT port, Lane n Status 1 CSR,   IDLE 3 DME Training Completed and IDLE 3 DME Training Failed should both be asserted.</text:p>
            <text:p>- Verify that the DUT trains in 2x mode</text:p>
          </table:table-cell>
          <table:table-cell table:style-name="ce3" table:number-columns-repeated="1018"/>
        </table:table-row>
        <table:table-row table:style-name="ro11">
          <table:table-cell table:style-name="ce3" office:value-type="float" office:value="8" calcext:value-type="float">
            <text:p>8</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de word training is attempted</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style-name="ce3" table:number-columns-repeated="1018"/>
        </table:table-row>
        <table:table-row table:style-name="ro12">
          <table:table-cell table:style-name="ce3" office:value-type="float" office:value="9" calcext:value-type="float">
            <text:p>9</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de word training is successful</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style-name="ce3" table:number-columns-repeated="1018"/>
        </table:table-row>
        <table:table-row table:style-name="ro10">
          <table:table-cell table:style-name="ce3" office:value-type="float" office:value="10" calcext:value-type="float">
            <text:p>10</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de word timeout, if possibl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style-name="ce3" table:number-columns-repeated="1018"/>
        </table:table-row>
        <table:table-row table:style-name="ro20">
          <table:table-cell table:style-name="ce3" office:value-type="float" office:value="11" calcext:value-type="float">
            <text:p>11</text:p>
          </table:table-cell>
          <table:table-cell table:style-name="ce3" office:value-type="float" office:value="3.2" calcext:value-type="float">
            <text:p>3.2</text:p>
          </table:table-cell>
          <table:table-cell table:style-name="ce3" office:value-type="string" calcext:value-type="string">
            <text:p>5.19.3.1 Long run Lane_Training state machine</text:p>
          </table:table-cell>
          <table:table-cell table:style-name="ce2" office:value-type="string" calcext:value-type="string">
            <text:p>Verify code word/DME <text:s/>training begins again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Reset the DUT during code word/DME training.  Verify that the DUT indicates code word/DME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text:span text:style-name="T5">- Lane n Status 1 CSR,   IDLE 3 DME Training Completed and IDLE 3 DME Training Failed are deasserted.</text:span></text:p>
            <text:p>- Lane n Status 2 CSR "LP Receive Lane Ready", "LP Lane Trained" are asserted.</text:p>
          </table:table-cell>
          <table:table-cell table:style-name="ce3" table:number-columns-repeated="1018"/>
        </table:table-row>
        <table:table-row table:style-name="ro17" table:number-rows-repeated="1048563">
          <table:table-cell table:number-columns-repeated="1024"/>
        </table:table-row>
        <table:table-row table:style-name="ro17">
          <table:table-cell table:number-columns-repeated="1024"/>
        </table:table-row>
      </table:table>
      <table:table table:name="5.19.3.2 Short run Lane_Training state machine Test Plan" table:style-name="ta1">
        <table:table-column table:style-name="co7"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7" table:number-columns-repeated="1015" table:default-cell-style-name="ce11"/>
        <table:table-row table:style-name="ro18">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19">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that disabled lanes do not indicate successful training</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0">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1">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short run code word training is attempted</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12">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short run code word training is successful</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0">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short run code word timeout, if possibl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0">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5.19.3.2 Short run Lane_Training state machine</text:p>
          </table:table-cell>
          <table:table-cell table:style-name="ce2" office:value-type="string" calcext:value-type="string">
            <text:p>Verify short run code word training begins again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Reset the DUT during code word training.  Verify that the DUT indicates code word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 Lane n Status 2 CSR "LP Receive Lane Ready", "LP Lane Trained" are asserted.</text:p>
          </table:table-cell>
          <table:table-cell table:number-columns-repeated="1018"/>
        </table:table-row>
        <table:table-row table:style-name="ro17" table:number-rows-repeated="1048568">
          <table:table-cell table:number-columns-repeated="1024"/>
        </table:table-row>
        <table:table-row table:style-name="ro17">
          <table:table-cell table:number-columns-repeated="1024"/>
        </table:table-row>
      </table:table>
      <table:table table:name="5.19.4 Codeword Lock State Machine Test Plan" table:style-name="ta1">
        <table:table-column table:style-name="co7" table:default-cell-style-name="ce11"/>
        <table:table-column table:style-name="co9" table:number-columns-repeated="2" table:default-cell-style-name="ce11"/>
        <table:table-column table:style-name="co10" table:default-cell-style-name="ce11"/>
        <table:table-column table:style-name="co24" table:default-cell-style-name="ce11"/>
        <table:table-column table:style-name="co25" table:default-cell-style-name="ce11"/>
        <table:table-column table:style-name="co26" table:default-cell-style-name="ce11"/>
        <table:table-column table:style-name="co14" table:default-cell-style-name="ce11"/>
        <table:table-column table:style-name="co7" table:number-columns-repeated="1016" table:default-cell-style-name="ce11"/>
        <table:table-row table:style-name="ro18">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11">
          <table:table-cell table:style-name="ce3" office:value-type="float" office:value="1" calcext:value-type="float">
            <text:p>1</text:p>
          </table:table-cell>
          <table:table-cell table:style-name="ce3" office:value-type="float" office:value="3.2" calcext:value-type="float">
            <text:p>3.2</text:p>
          </table:table-cell>
          <table:table-cell table:style-name="ce12" office:value-type="string" calcext:value-type="string">
            <text:p>5.19.4 Codeword Lock State Machine</text:p>
          </table:table-cell>
          <table:table-cell table:style-name="ce2" office:value-type="string" calcext:value-type="string">
            <text:p>Verify minimum codeword lock interval</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Configure BFM to insert an error rate such that a maximum of 63 successful bit header transitions occur between errors</text:p>
            <text:p>- Confirm that the DUT cannot achieve frame lock by checking that the Lane n Status 0 CSR “Receiver Lane Sync” bit is deasserted.</text:p>
          </table:table-cell>
          <table:table-cell table:style-name="ce3" table:number-columns-repeated="1018"/>
        </table:table-row>
        <table:table-row table:style-name="ro11">
          <table:table-cell table:style-name="ce3" office:value-type="float" office:value="2" calcext:value-type="float">
            <text:p>2</text:p>
          </table:table-cell>
          <table:table-cell table:style-name="ce3" office:value-type="float" office:value="3.2" calcext:value-type="float">
            <text:p>3.2</text:p>
          </table:table-cell>
          <table:table-cell table:style-name="ce12" office:value-type="string" calcext:value-type="string">
            <text:p>5.19.4 Codeword Lock State Machine</text:p>
          </table:table-cell>
          <table:table-cell table:style-name="ce2" office:value-type="string" calcext:value-type="string">
            <text:p>Verify frame lock alignment adjustments</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Start the BFM codeword sequence with random alignments.</text:p>
            <text:p>- Verify that the DUT does achieve frame lock by checking that the Lane n Status 0 CSR “Receiver Lane Sync” bit is asserted</text:p>
          </table:table-cell>
          <table:table-cell table:style-name="ce3" table:number-columns-repeated="1018"/>
        </table:table-row>
        <table:table-row table:style-name="ro20">
          <table:table-cell table:style-name="ce3" office:value-type="float" office:value="3" calcext:value-type="float">
            <text:p>3</text:p>
          </table:table-cell>
          <table:table-cell table:style-name="ce3" office:value-type="float" office:value="3.2" calcext:value-type="float">
            <text:p>3.2</text:p>
          </table:table-cell>
          <table:table-cell table:style-name="ce12" office:value-type="string" calcext:value-type="string">
            <text:p>5.19.4 Codeword Lock State Machine</text:p>
          </table:table-cell>
          <table:table-cell table:style-name="ce2" office:value-type="string" calcext:value-type="string">
            <text:p>Verify frame lock state machine continuous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text:span text:style-name="T5">- Start the BFM codeword sequence with random alignments.</text:span></text:p>
            <text:p><text:span text:style-name="T5">- Verify that the DUT does achieve frame lock by checking that the Lane n Status 0 CSR “Receiver Lane Sync” bit is asserted</text:span></text:p>
            <text:p><text:span text:style-name="T5">- Insert a bit error rate which causes loss of frame lock.  Verify by checking that the Lane n Status 0 CSR “Receiver Lane Sync” bit is deasserted, and the “Lane_sync state change” bit is asserted.</text:span></text:p>
            <text:p><text:span text:style-name="T5">- Remove the bit error rate, and verify that the DUT regains frame lock by checking that the Lane n Status 0 CSR “Receiver Lane Sync” bit is asserted</text:span></text:p>
            <text:p><text:span text:style-name="T5">- Use port width override settings to verify all 4 lanes of a 4x port.</text:span></text:p>
          </table:table-cell>
          <table:table-cell table:style-name="ce3" table:number-columns-repeated="1018"/>
        </table:table-row>
        <table:table-row table:style-name="ro17" table:number-rows-repeated="1048571">
          <table:table-cell table:number-columns-repeated="1024"/>
        </table:table-row>
        <table:table-row table:style-name="ro17">
          <table:table-cell table:number-columns-repeated="1024"/>
        </table:table-row>
      </table:table>
      <table:table table:name="5.19.5 Lane Synchronization State Machine Test Plan" table:style-name="ta1">
        <table:table-column table:style-name="co7" table:default-cell-style-name="Default"/>
        <table:table-column table:style-name="co27" table:default-cell-style-name="Default"/>
        <table:table-column table:style-name="co17" table:default-cell-style-name="Default"/>
        <table:table-column table:style-name="co28" table:number-columns-repeated="2" table:default-cell-style-name="Default"/>
        <table:table-column table:style-name="co29" table:default-cell-style-name="ce11"/>
        <table:table-column table:style-name="co10" table:default-cell-style-name="Default"/>
        <table:table-column table:style-name="co13" table:default-cell-style-name="Default"/>
        <table:table-column table:style-name="co7" table:default-cell-style-name="Default"/>
        <table:table-row table:style-name="ro18">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row>
        <table:table-row table:style-name="ro15">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Verify that the lanes not under test do not indicate successful lane synchronization.</text:p>
            <text:p/>
            <text:p>o   Disable the Port. Check the following register bits.</text:p>
            <text:p/>
            <text:p>§  lane[n] Status 0 CSR bit[18] (Receiver lane sync), bit[19] (Receiver lane sync) are FALSE</text:p>
            <text:p/>
            <text:p>§  lane[n] Status 2 CSR bit[20-22] (LP Receive Lanes Ready) = 3’b000.</text:p>
            <text:p/>
            <text:p>§  lane[n] Status 2 CSR bit[23] (LP Receive Lane Ready) = 1’b0.</text:p>
            <text:p/>
            <text:p>§  lane[n] Status 2 CSR bit[24] (LP Lane Trained) = 1’b0.</text:p>
            <text:p/>
            <text:p>o   Enable the Port. Check the following register bit is set indicating Lane Synchronization Status.</text:p>
            <text:p/>
            <text:p>§  lane[n] Status 0 CSR bit[18] (Receiver lane sync), bit[19] (Receiver lane sync) is TRUE</text:p>
          </table:table-cell>
          <table:table-cell table:number-columns-repeated="3"/>
        </table:table-row>
        <table:table-row table:style-name="ro10">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reset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a port reset, the receivers at both ends of the link indicate loss of signal and loss of lane sync.</text:p>
            <text:p/>
            <text:p>o   Enable the lane[n] receiver. Check the following register bit is set indicating Lane Synchronization Status.</text:p>
            <text:p/>
            <text:p>§  lane[n] Status 0 CSR bit[18] (Receiver lane sync), bit[19] (Receiver lane sync) is TRUE</text:p>
          </table:table-cell>
          <table:table-cell table:number-columns-repeated="3"/>
        </table:table-row>
        <table:table-row table:style-name="ro11">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the port reset de-assertion, Verify the following signals for lane[n]</text:p>
            <text:p/>
            <text:p>o   codeword_lock[n], lane_sync[n], force_no_lock, from_sc_port_silence, from_sc_lane_silence, lane[n]_drvr_oe is de-asserted and Port Initialization State Machine is in “SLNT” state. </text:p>
          </table:table-cell>
          <table:table-cell table:number-columns-repeated="3"/>
        </table:table-row>
        <table:table-row table:style-name="ro10">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the port reset re-assertion, Verify the following signals for lane[n]</text:p>
            <text:p/>
            <text:p>o   The lane[n]_drvr_oe[n] = 1’b1, codeword_lock = 1’b0, and Lane_Synchronization state machine is in state “NO_SYNC”.</text:p>
            <text:p/>
            <text:p>o   DScounter is greater than 7, Lane_Synchronization state machine is in state “SYNC” and lane_sync[n] is asserted.</text:p>
          </table:table-cell>
          <table:table-cell table:number-columns-repeated="3"/>
        </table:table-row>
        <table:table-row table:style-name="ro16">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lane synchronization success.</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text:p/>
            <text:p>-          Enable the Port. Check the following register bit is set indicating Lane Synchronization Status.</text:p>
            <text:p/>
            <text:p>o   lane[n] Status 0 CSR bit[18] (Receiver lane sync), bit[19] (Receiver lane sync) are TRUE</text:p>
            <text:p/>
            <text:p>-          Disable the Port and check the following register bit</text:p>
            <text:p/>
            <text:p>o   lane[n] Status 0 CSR bit[18] (Receiver lane sync), bit[19] (Receiver lane sync) are FALSE</text:p>
            <text:p/>
            <text:p>o   lane[n] Status 0 CSR bit[24] (Lane_sync state change) = 1’b1.</text:p>
          </table:table-cell>
          <table:table-cell table:number-columns-repeated="3"/>
        </table:table-row>
        <table:table-row table:style-name="ro12">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5.19.5 Lane Synchronization State Machine</text:p>
          </table:table-cell>
          <table:table-cell table:style-name="ce2" office:value-type="string" calcext:value-type="string">
            <text:p>Confirm lane synchronization faiure with high bit error rat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Enable the Port. Check the following register bit is set indicating Lane Synchronization Status.</text:p>
            <text:p/>
            <text:p>o   lane[n] Status 0 CSR bit[18] (Receiver lane sync), bit[19] (Receiver lane sync) are TRUE</text:p>
            <text:p/>
            <text:p>-          Inject error into the incoming data stream at the input of 64b/67b decoder.</text:p>
            <text:p/>
            <text:p>o   lane[n] Status 0 CSR bit[18] (Receiver lane sync), bit[19] (Receiver lane sync) are FALSE</text:p>
          </table:table-cell>
          <table:table-cell table:number-columns-repeated="3"/>
        </table:table-row>
        <table:table-row table:style-name="ro17" table:number-rows-repeated="1048568">
          <table:table-cell table:number-columns-repeated="9"/>
        </table:table-row>
        <table:table-row table:style-name="ro17">
          <table:table-cell table:number-columns-repeated="9"/>
        </table:table-row>
      </table:table>
      <table:table table:name="5.19.6 Lane Alignment State Machine Test Plan" table:style-name="ta1">
        <table:table-column table:style-name="co30" table:default-cell-style-name="ce11"/>
        <table:table-column table:style-name="co17" table:default-cell-style-name="ce11"/>
        <table:table-column table:style-name="co27" table:default-cell-style-name="ce11"/>
        <table:table-column table:style-name="co31" table:default-cell-style-name="ce11"/>
        <table:table-column table:style-name="co32" table:default-cell-style-name="ce11"/>
        <table:table-column table:style-name="co33" table:default-cell-style-name="ce11"/>
        <table:table-column table:style-name="co19" table:default-cell-style-name="ce11"/>
        <table:table-column table:style-name="co7" table:default-cell-style-name="ce11"/>
        <table:table-column table:style-name="co34" table:default-cell-style-name="ce11"/>
        <table:table-column table:style-name="co7" table:number-columns-repeated="1015" table:default-cell-style-name="ce11"/>
        <table:table-row table:style-name="ro18">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12">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Once reset is de-asserted, check the following register for the current state of the Lane Alignment state Machine, Port n Initialization Status CSRs - Bit 0-4,Lane Alignment and Lane n Status 2 CSRs - Bit 17-19, LP Receive width.</text:p>
            <text:p/>
            <text:p>   For initial 120 msec +/- 33%, the state machine should be in NOT_ALIGNED state.</text:p>
            <text:p>   Once in operating mode, the corresponding alignment state machine should be in ALIGNED state.</text:p>
          </table:table-cell>
          <table:table-cell table:number-columns-repeated="1018"/>
        </table:table-row>
        <table:table-row table:style-name="ro11">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port width override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Program the required operating width in Port n Control CSRs - Bit 5-7, Port Width Override.check the following register for the current state of the Lane Alignment state Machine, Port n Initialization Status CSRs - Bit 0-4,Lane Alignment and Lane n Status 2 CSRs - Bit 17-19, LP Receive width</text:p>
          </table:table-cell>
          <table:table-cell table:number-columns-repeated="1018"/>
        </table:table-row>
        <table:table-row table:style-name="ro11">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correct reaction to high error rat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For each of the alignment state machine in the DUT, after achieving lane alignment and N_lanes_aligned = 1, inject error into any active lanes and check state machine movement <text:s/>to unaligned state.</text:p>
          </table:table-cell>
          <table:table-cell table:number-columns-repeated="1018"/>
        </table:table-row>
        <table:table-row table:style-name="ro11">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correct reaction to low error rat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For each of the alignment state machine in the DUT, after achieving lane alignment and N_lanes_aligned = 1, inject error intermittently into any active lanes and check state machine movement.</text:p>
          </table:table-cell>
          <table:table-cell table:number-columns-repeated="1018"/>
        </table:table-row>
        <table:table-row table:style-name="ro14">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Enable the Port. Check the Port n Initialization Status CSRs - Bit 0-4,Lane Alignment  indicating Lane Alignment state.</text:p>
            <text:p/>
            <text:p> Disable the Port. Check the Port n Initialization Status CSRs - Bit 0-4,Lane Alignment  indicating Unaligned condition</text:p>
          </table:table-cell>
          <table:table-cell table:number-columns-repeated="1018"/>
        </table:table-row>
        <table:table-row table:style-name="ro11">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string" calcext:value-type="string">
            <text:p>5.19.6 Lane Alignment State Machine</text:p>
          </table:table-cell>
          <table:table-cell table:style-name="ce2" office:value-type="string" calcext:value-type="string">
            <text:p>Verify state machine can be reset at any time</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text:s/>When Lane Alignment is going on, apply reset and check the state machine movement once reset is de-asserted.</text:p>
          </table:table-cell>
          <table:table-cell table:number-columns-repeated="1018"/>
        </table:table-row>
        <table:table-row table:style-name="ro17" table:number-rows-repeated="1048568">
          <table:table-cell table:number-columns-repeated="1024"/>
        </table:table-row>
        <table:table-row table:style-name="ro17">
          <table:table-cell table:number-columns-repeated="1024"/>
        </table:table-row>
      </table:table>
      <table:table table:name="5.19.9 Transmit Width Cmd State Machine Test Plan" table:style-name="ta1">
        <table:table-column table:style-name="co7" table:number-columns-repeated="2" table:default-cell-style-name="ce13"/>
        <table:table-column table:style-name="co7" table:default-cell-style-name="ce11"/>
        <table:table-column table:style-name="co35" table:default-cell-style-name="ce11"/>
        <table:table-column table:style-name="co7" table:default-cell-style-name="Default"/>
        <table:table-column table:style-name="co36" table:default-cell-style-name="ce11"/>
        <table:table-column table:style-name="co37" table:default-cell-style-name="Default"/>
        <table:table-column table:style-name="co38" table:default-cell-style-name="Default"/>
        <table:table-column table:style-name="co39" table:default-cell-style-name="ce11"/>
        <table:table-row table:style-name="ro21">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row>
        <table:table-row table:style-name="ro22">
          <table:table-cell office:value-type="float" office:value="1" calcext:value-type="float">
            <text:p>1</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Initial command ack/nack status (Figure 5-35, XMT_WIDTH_CMD3 state).</text:p>
          </table:table-cell>
          <table:table-cell table:style-name="ce7" office:value-type="string" calcext:value-type="string">
            <text:p>Directed test check/Functional coverage</text:p>
          </table:table-cell>
          <table:table-cell office:value-type="string" calcext:value-type="string">
            <text:p>Initialize the DUT and the test device.  Do not transmit a Transmit Width Command into the link from the test device and do not request a link change from the port.  Wait for the configured command timeout period (without sending any commands..  Check status</text:p>
            <text:p>Success :</text:p>
            <text:p>PortnPower Management CSR bits 19-20 should be 0, indicating neither NACK or ACK status (Table 7-20).</text:p>
            <text:p>PortnPower Management CSR bits 24-25 should be 0, indicating no requests outstanding (Table 7-20).</text:p>
            <text:p>Repeat for all ports.</text:p>
          </table:table-cell>
          <table:table-cell table:number-columns-repeated="3"/>
        </table:table-row>
        <table:table-row table:style-name="ro13">
          <table:table-cell office:value-type="float" office:value="2" calcext:value-type="float">
            <text:p>2</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bad_xmt_width_cmd – Asymmetric mode not supported – Link Partner Request</text:p>
          </table:table-cell>
          <table:table-cell table:style-name="ce7" office:value-type="string" calcext:value-type="string">
            <text:p>Directed test check/Functional coverage</text:p>
          </table:table-cell>
          <table:table-cell office:value-type="string" calcext:value-type="string">
            <text:p>This test is only valid for ports which are not supported for asymmetric transmission mode.</text:p>
            <text:p>Initialize the device. Request a partner transmit width change from the link partner, by writing to bits 21-23 of the PortNManagement CSR for the link partner.  (The link partner must support asymmetric mode, though the device under test does not).</text:p>
            <text:p>Success:</text:p>
            <text:p>Port n Management CSR bits 0-4 should be 0, indicating asymmetric mode is not supported.</text:p>
            <text:p>Port n Management CSR bits 19-20 should be 2'b10, indicating that the command was rejected.</text:p>
          </table:table-cell>
          <table:table-cell table:number-columns-repeated="2"/>
          <table:table-cell office:value-type="string" calcext:value-type="string">
            <text:p>Note – Table 7-20 states a command to the DUT CSR to change port width to a disabled or unsupported width is implementation specific (any result is legal).</text:p>
          </table:table-cell>
        </table:table-row>
        <table:table-row table:style-name="ro23">
          <table:table-cell office:value-type="float" office:value="3" calcext:value-type="float">
            <text:p>3</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bad_xmt_width_cmd – Asymmetric mode not enabled – Link Partner Request</text:p>
          </table:table-cell>
          <table:table-cell table:style-name="ce7" office:value-type="string" calcext:value-type="string">
            <text:p>Directed test check/Functional coverage</text:p>
          </table:table-cell>
          <table:table-cell office:value-type="string" calcext:value-type="string">
            <text:p>This test is only valid for ports which are supported for asymmetric transmission mode.</text:p>
            <text:p>Initialize the device. Disable am asymmetric mode by writing to the appropriate bits of bits 5-9 of Port nPowerManagement CSR. Request a partner transmit width change from the link partner to the disabled mode, by writing to bits 21-23 of the PortNManagement CSR for the link partner.  (The link partner must support asymmetric mode, though the device under test does not).</text:p>
            <text:p>Success:</text:p>
            <text:p>Port n Management CSR bits 0-4 should be 0, indicating asymmetric mode is not supported.</text:p>
            <text:p>Port n Management CSR bits 19-20 should be 2'b10, indicating that the command was rejected.</text:p>
            <text:p>Repeat for all ports which support asymmetric mode, and repeat for all legal modes.</text:p>
            <text:p/>
          </table:table-cell>
          <table:table-cell table:number-columns-repeated="2"/>
          <table:table-cell office:value-type="string" calcext:value-type="string">
            <text:p>Note – Table 7-20 states a command to the DUT CSR to change port width to a disabled or unsupported width is implementation specific (any result is legal).</text:p>
          </table:table-cell>
        </table:table-row>
        <table:table-row table:style-name="ro24">
          <table:table-cell office:value-type="float" office:value="4" calcext:value-type="float">
            <text:p>4</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good command – request via software</text:p>
          </table:table-cell>
          <table:table-cell table:style-name="ce7" office:value-type="string" calcext:value-type="string">
            <text:p>Directed test check/Functional coverage</text:p>
          </table:table-cell>
          <table:table-cell office:value-type="string" calcext:value-type="string">
            <text:p>This test is only valid for ports which are supported for asymmetric transmission mode.</text:p>
            <text:p>Initialize the device.  Enable the asymmetric mode to be tested (Port n Power Management CSR), bits 5-9.  Write to bits 16-18 of Port n Power Management CSR to request a transmit width change.</text:p>
            <text:p>Success:</text:p>
            <text:p>Bits 19-20 of the Port n Power Management CSR should be 2'b01 – The command has been ACKed and was considered legal</text:p>
            <text:p>Bits 10-12 should reflect the change in width.</text:p>
            <text:p>The link partner should show the correct receive width (bits 13-15 of the link partner's Port N Power  Management CSR).</text:p>
            <text:p>Show good traffic can pass between the ports following the change.</text:p>
            <text:p>Repeat for all legal asymmetric modes.</text:p>
            <text:p>Repeat for all ports which support asymmetric modes.</text:p>
          </table:table-cell>
          <table:table-cell table:number-columns-repeated="3"/>
        </table:table-row>
        <table:table-row table:style-name="ro25">
          <table:table-cell office:value-type="float" office:value="5" calcext:value-type="float">
            <text:p>5</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good command – request via link partner</text:p>
          </table:table-cell>
          <table:table-cell table:style-name="ce7" office:value-type="string" calcext:value-type="string">
            <text:p>Directed test check/Functional coverage</text:p>
          </table:table-cell>
          <table:table-cell office:value-type="string" calcext:value-type="string">
            <text:p>This test is only valid for ports which are supported for asymmetric transmission mode.</text:p>
            <text:p>Initialize the device.  Enable the asymmetric mode to be tested (Port n Power Management CSR), bits 5-9.  Write to bits 21-23 of the link partner Port n Power Management CSR to request a transmit width change for the device under test.</text:p>
            <text:p>Success:</text:p>
            <text:p>Bits 24-25 of the Link Partner's Port n Power Management CSR should be 2'b00 – The command has completed.</text:p>
            <text:p>Bits 10-12of the Port n Power Management CSR for the DUT should reflect the change in width for the transmitter.</text:p>
            <text:p>The link partner should show the correct receive width (bits 13-15 of the link partner's Port N Power  Management CSR).</text:p>
            <text:p>Show good traffic can pass between the ports following the change.</text:p>
            <text:p>Repeat for all legal asymmetric modes.</text:p>
            <text:p>Repeat for all ports which support asymmetric modes.</text:p>
          </table:table-cell>
          <table:table-cell table:number-columns-repeated="3"/>
        </table:table-row>
        <table:table-row table:style-name="ro26">
          <table:table-cell office:value-type="float" office:value="6" calcext:value-type="float">
            <text:p>6</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PLSM_state = SILENT – Status is reset.</text:p>
          </table:table-cell>
          <table:table-cell table:style-name="ce7" office:value-type="string" calcext:value-type="string">
            <text:p>Directed test check/Functional coverage</text:p>
          </table:table-cell>
          <table:table-cell office:value-type="string" calcext:value-type="string">
            <text:p>Initiate a valid transmit width change command using the procedure in 5 or 6 above.  Before the command completes, reset the link partner port to return the DUT port to the silent state.  Check the Port N Power Management CSR to verify NACK and ACK are not asserted (bits 19-20).  Verify a <text:span text:style-name="T6">subsequent</text:span> legal (and illegal) mode change is handled correctly.</text:p>
            <text:p>Repeat for all ports.</text:p>
          </table:table-cell>
          <table:table-cell table:number-columns-repeated="3"/>
        </table:table-row>
        <table:table-row table:style-name="ro17" table:number-rows-repeated="1048568">
          <table:table-cell table:number-columns-repeated="9"/>
        </table:table-row>
        <table:table-row table:style-name="ro17">
          <table:table-cell table:number-columns-repeated="9"/>
        </table:table-row>
      </table:table>
      <table:table table:name="5.19.9.2 Transmit Width State Machine Test Plan" table:style-name="ta1">
        <table:table-column table:style-name="co7" table:number-columns-repeated="5" table:default-cell-style-name="ce11"/>
        <table:table-column table:style-name="co40" table:default-cell-style-name="ce11"/>
        <table:table-column table:style-name="co7" table:number-columns-repeated="3" table:default-cell-style-name="ce11"/>
        <table:table-row table:style-name="ro21">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row>
        <table:table-row table:style-name="ro27">
          <table:table-cell table:style-name="ce14" office:value-type="float" office:value="1" calcext:value-type="float">
            <text:p>1</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Transmit command timeout – Change initiated locally</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Port n Link Timers Control 3 CSR, bits 0-7).</text:p>
            <text:p>Issue a legal transmit port width change using Port n Power Management CSR, bits 16-18.  Do not permit the link partner to ack the request.</text:p>
            <text:p>Success : </text:p>
            <text:p>After waiting for the timeout period, the Status of my Transmit Width Change (bits 19-20) should be 2'b10 (NACK).  The Transmit Width Status (bits 10-12) should revert to the symmetric port width and asymmetric mode should be off (AXE transition, figure 5-36).</text:p>
            <text:p>Repeat for all asymmetric enabled ports and legal widths</text:p>
            <text:p>Repeat for varying values of Transmit Width Command Timeout (from 1 to 250ms).</text:p>
            <text:p>Between the request and the timeout, the rate of sc codeword sequences should not be less than one in every 256 codewords. (See 5.9.2)</text:p>
          </table:table-cell>
          <table:table-cell table:style-name="ce16" table:number-columns-repeated="3"/>
        </table:table-row>
        <table:table-row table:style-name="ro28">
          <table:table-cell table:style-name="ce14" office:value-type="float" office:value="2" calcext:value-type="float">
            <text:p>2</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Transmit command timeout, <text:s/>Change initiated locally – Timer disabled.</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to 0 (Port n Link Timers Control 3 CSR, bits 0-7).  This will disable the timer.</text:p>
            <text:p>Issue a legal transmit port width change using Port n Power Management CSR, bits 16-18.  Do not permit the link partner to ack the request until &gt; 250ms have passed, which exceeds the normal timer maximum.</text:p>
            <text:p>Success : </text:p>
            <text:p>After waiting for the timeout period, the Status of my Transmit Width Change (bits 19-20) should be 2'b01 (ACK), indicating the change was processed and did not timeout.  The Transmit Width Status (bits 10-12) should be changed to the new legal value.</text:p>
            <text:p>Between the request and the timeout, the rate of sc codeword sequences should not be less than one in every 256 codewords. (See 5.9.2)</text:p>
            <text:p>Repeat for all asymmetric enabled ports and legal widths</text:p>
            <text:p/>
          </table:table-cell>
          <table:table-cell table:style-name="ce16" table:number-columns-repeated="3"/>
        </table:table-row>
        <table:table-row table:style-name="ro29">
          <table:table-cell table:style-name="ce14" office:value-type="float" office:value="3" calcext:value-type="float">
            <text:p>3</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Transmit command timeout _ Command initiated by link partner</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Port n Link Timers Control 3 CSR, bits 0-7).</text:p>
            <text:p>Issue a legal transmit port width change using Port n Power Management CSR, bits 16-18.  Do not permit the link partner to ack the request.</text:p>
            <text:p>Success : </text:p>
            <text:p>After waiting for the timeout period, the Status of Link Partner Transmit Width Change in the link partner (bits 19-20) should be 2'b10 (NACK).  The Transmit Width Status in the DUT should (bits 10-12) should be unchanged, as should the receiver width status (bit 13-15) in the link partner.</text:p>
            <text:p>Repeat for all asymmetric enabled ports and legal widths</text:p>
            <text:p>Repeat for varying values of Transmit Width Command Timeout (from 1 to 250ms).</text:p>
            <text:p>Ensure user data flows properly following the transition.</text:p>
          </table:table-cell>
          <table:table-cell table:number-columns-repeated="3"/>
        </table:table-row>
        <table:table-row table:style-name="ro30">
          <table:table-cell table:style-name="ce14" office:value-type="float" office:value="4" calcext:value-type="float">
            <text:p>4</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Transmit command timeout, Command initiated by link partner – Timer disabled.</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to 0 (Port n Link Timers Control 3 CSR, bits 0-7).  This will disable the timer.</text:p>
            <text:p>Issue a legal transmit port width change using Port n Power Management CSR, bits 21-23.  After the DUT transmit cmd width state machine validates the command and begins the switch, do not permit the link partner to ack the request until &gt; 250ms have passed, which exceeds the normal timer maximum.</text:p>
            <text:p>Success : </text:p>
            <text:p>After waiting for the timeout period, the Status of Link Partner Transmit Width Change (bits 24-25) should be 2'b01 (ACK), in the link partner,  indicating the change was processed and did not timeout.  The Transmit Width Status (bits 10-12) in the DUT should be changed to the new legal value.</text:p>
            <text:p>Repeat for all asymmetric enabled ports and legal widths</text:p>
            <text:p/>
          </table:table-cell>
          <table:table-cell table:number-columns-repeated="3"/>
        </table:table-row>
        <table:table-row table:style-name="ro31">
          <table:table-cell table:style-name="ce14" office:value-type="float" office:value="5" calcext:value-type="float">
            <text:p>5</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Legal Transition from symmetric mode to asymmetric mode – initiated in CSR</text:p>
          </table:table-cell>
          <table:table-cell table:style-name="ce15" office:value-type="string" calcext:value-type="string">
            <text:p>Directed test check/Functional coverage</text:p>
          </table:table-cell>
          <table:table-cell table:style-name="ce14"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bits16-18.  Allow the link partner to process and change its receive width</text:p>
            <text:p>Success : </text:p>
            <text:p>The Status ofMy Transmit Width Change (bits 19-20) should be 2'b01 (ACK),indicating the change was processed and did not timeout.  The Transmit Width Status (bits 10-12) in the DUT should be changed to the new legal value.  The other unused transmit lanes should be off.</text:p>
            <text:p>Repeat for other permitted widths (return to symmetric mode and then change to 1x/2x/4x/8x/16x, if those modes are legal and non-symmetric).</text:p>
            <text:p>Between the request and the success of the mode switch, the rate of sc codeword sequences should not be less than one in every 256 codewords. (See 5.9.2)</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32">
          <table:table-cell table:style-name="ce14" office:value-type="float" office:value="6" calcext:value-type="float">
            <text:p>6</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Legal Transition from symmetric mode to asymmetric mode – initiated by link partner</text:p>
          </table:table-cell>
          <table:table-cell table:style-name="ce15" office:value-type="string" calcext:value-type="string">
            <text:p>Directed test check/Functional coverage</text:p>
          </table:table-cell>
          <table:table-cell table:style-name="ce14" office:value-type="string" calcext:value-type="string">
            <text:p>Initi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in the link partner, bits 21-23.  Allow the link partner to process and change its receive width</text:p>
            <text:p>Success : </text:p>
            <text:p>The Status of Link PartnerTransmit Width Change (bits 24-25) in the link partner should be 2'b01 (ACK),indicating the change was processed and did not timeout.  The Transmit Width Status (bits 10-12) in the DUT should be changed to the new legal value.  The other unused transmit lanes should be off.</text:p>
            <text:p>Repeat for other permitted widths (return to symmetric mode and then change to 1x/2x/4x/8x/16x, if those modes are legal and non-symmetric).</text:p>
            <text:p>Ensure user data flows properly following the transition.</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31">
          <table:table-cell table:style-name="ce14" office:value-type="float" office:value="7" calcext:value-type="float">
            <text:p>7</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Legal Transition from asymmetric mode to asymmetric or symmetric mode – initiated in CSR</text:p>
          </table:table-cell>
          <table:table-cell table:style-name="ce15" office:value-type="string" calcext:value-type="string">
            <text:p>Directed test check/Functional coverage</text:p>
          </table:table-cell>
          <table:table-cell table:style-name="ce14" office:value-type="string" calcext:value-type="string">
            <text:p>Initi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bits16-18.  Allow the link partner to process and change its receive width.</text:p>
            <text:p>Check the status of the change in the Port n Power Management CSR to ensure the transition moved smoothly.</text:p>
            <text:p>From this asymmetric mode, move to another, legal, width (symmetric or asymmetric) using the procedure above.</text:p>
            <text:p>Success : </text:p>
            <text:p>The Status of My Transmit Width Change (bits 19-20) should be 2'b01 (ACK),indicating the change was processed and did not timeout.  The Transmit Width Status (bits 10-12) in the DUT should be changed to the new legal value.  The other unused transmit lanes should be off.</text:p>
            <text:p>Repeat for other asymmetric to asymmetric transitions.</text:p>
            <text:p>Ensure user data flows properly following the transition.</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33">
          <table:table-cell table:style-name="ce14" office:value-type="float" office:value="8" calcext:value-type="float">
            <text:p>8</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table:style-name="ce14" office:value-type="string" calcext:value-type="string">
            <text:p>Legal Transition from asymmetric mode to asymmetric or symmetric mode – initiated by link partner</text:p>
          </table:table-cell>
          <table:table-cell table:style-name="ce15" office:value-type="string" calcext:value-type="string">
            <text:p>Directed test check/Functional coverage</text:p>
          </table:table-cell>
          <table:table-cell table:style-name="ce14" office:value-type="string" calcext:value-type="string">
            <text:p>Initi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in the link partner, bits 21-23.  Allow the link partner to process and change its receive width</text:p>
            <text:p>Check the status of the transition.</text:p>
            <text:p>Using the procedure above, move to a different asymmetric width.</text:p>
            <text:p>Success : </text:p>
            <text:p>The Status of Link PartnerTransmit Width Change (bits 24-25) in the link partner should be 2'b01 (ACK),indicating the change was processed and did not timeout.  The Transmit Width Status (bits 10-12) in the DUT should be changed to the new legal value.  The other unused transmit lanes should be off.</text:p>
            <text:p>Repeat for other asymmetric to asymmetric transitions.</text:p>
            <text:p>Ensure user data flows properly following the transition.</text:p>
            <text:p>Between the request and the success of the mode switch, the rate of sc codeword sequences should not be less than one in every 256 codewords. (See 5.9.2)</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34">
          <table:table-cell office:value-type="float" office:value="9" calcext:value-type="float">
            <text:p>9</text:p>
          </table:table-cell>
          <table:table-cell table:style-name="ce14" office:value-type="float" office:value="3.2" calcext:value-type="float">
            <text:p>3.2</text:p>
          </table:table-cell>
          <table:table-cell table:style-name="ce14" office:value-type="string" calcext:value-type="string">
            <text:p>5.19.9.2 Transmit Width State Machine</text:p>
          </table:table-cell>
          <table:table-cell office:value-type="string" calcext:value-type="string">
            <text:p>Non-corruption or loss of user data.</text:p>
          </table:table-cell>
          <table:table-cell table:style-name="ce15" office:value-type="string" calcext:value-type="string">
            <text:p>Directed test check/Functional coverage</text:p>
          </table:table-cell>
          <table:table-cell office:value-type="string" calcext:value-type="string">
            <text:p>In the above tests 5-8, repeat each test while flowing user data to the transmit port undergoing the width change.</text:p>
            <text:p>Success:</text:p>
            <text:p>The port width status should show <text:span text:style-name="T6">successful</text:span> transitions as described above.  In addition, the user data should arrive after the transition without corruption (the FSM shuts down user data transmission before the width switch, and resumes it after).</text:p>
            <text:p>Between the request and the success of the mode switch, the rate of sc codeword sequences should not be less than one in every 256 codewords. (See 5.9.2)</text:p>
          </table:table-cell>
          <table:table-cell table:number-columns-repeated="3"/>
        </table:table-row>
        <table:table-row table:style-name="ro17" table:number-rows-repeated="1048565">
          <table:table-cell table:number-columns-repeated="9"/>
        </table:table-row>
        <table:table-row table:style-name="ro17">
          <table:table-cell table:number-columns-repeated="9"/>
        </table:table-row>
      </table:table>
      <table:table table:name="5.19.7.1 1x 2x Nx Initialization State Machine Test Plan" table:style-name="ta1">
        <table:table-column table:style-name="co7" table:default-cell-style-name="ce11"/>
        <table:table-column table:style-name="co41" table:number-columns-repeated="2" table:default-cell-style-name="ce11"/>
        <table:table-column table:style-name="co13" table:number-columns-repeated="2" table:default-cell-style-name="ce11"/>
        <table:table-column table:style-name="co42" table:default-cell-style-name="ce11"/>
        <table:table-column table:style-name="co11" table:default-cell-style-name="ce11"/>
        <table:table-column table:style-name="co43" table:default-cell-style-name="ce11"/>
        <table:table-column table:style-name="co7" table:number-columns-repeated="1016" table:default-cell-style-name="ce11"/>
        <table:table-row table:style-name="ro18">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35">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Verify reset behavior</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After successfully training the DUT port, reset the DUT (port)</text:p>
            <text:p>- Verify that the BFM sees all lanes silent for 120 +/- 40 usec</text:p>
            <text:p>- the Lane n Status 0 CSR “Receiver Lane Sync” bit is deasserted </text:p>
            <text:p>- Lane n Status 1 CSR "Training Type" is 0b000 "UNTRAINED"</text:p>
          </table:table-cell>
          <table:table-cell table:number-columns-repeated="1018"/>
        </table:table-row>
        <table:table-row table:style-name="ro36">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Verify seek behavior, 1x</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Program the 4x/2x/1x DUT port to 1x mode</text:p>
            <text:p>- Verify that the BFM never achieves lane sync on lanes 1, 2 and 3</text:p>
            <text:p><text:span text:style-name="T5">- Verify that the DUT successfully initializes the port to 1x mode on lane 0</text:span></text:p>
            <text:p>- Program the 4x/2x/1x DUT port to 1x force lane R</text:p>
            <text:p><text:span text:style-name="T5">- Verify that the BFM never achieves lane sync on lane 3</text:span></text:p>
            <text:p><text:span text:style-name="T5">- Verify that the DUT successfully initializes the port to 1x mode on lane 2</text:span></text:p>
            <text:p><text:span text:style-name="T5">- Program the 4x/1x DUT port to 1x force lane R</text:span></text:p>
            <text:p><text:span text:style-name="T5">- Verify that the BFM never achieves lane sync on lanes 1 and 3</text:span></text:p>
            <text:p><text:span text:style-name="T5">- Verify that the DUT successfully initializes the port to 1x mode on lane 2</text:span></text:p>
          </table:table-cell>
          <table:table-cell table:number-columns-repeated="1018"/>
        </table:table-row>
        <table:table-row table:style-name="ro35">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Verify seek behavior, 2x</text:p>
          </table:table-cell>
          <table:table-cell table:style-name="ce8" office:value-type="string" calcext:value-type="string">
            <text:p><text:span text:style-name="T3">Directed test check/Functional coverage</text:span></text:p>
            <text:p/>
          </table:table-cell>
          <table:table-cell table:style-name="ce9" office:value-type="string" calcext:value-type="string">
            <text:p><text:span text:style-name="T4">- Program the 4x/2x/1x DUT port to 2x mode (disable 4x mode)</text:span></text:p>
            <text:p><text:span text:style-name="T4">- Verify that the BFM never achieves lane sync on lanes 2 and 3</text:span></text:p>
            <text:p><text:span text:style-name="T4">- Verify that the DUT successfully initializes the port to 2x mode</text:span></text:p>
          </table:table-cell>
          <table:table-cell table:number-columns-repeated="1018"/>
        </table:table-row>
        <table:table-row table:style-name="ro37">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Verify seek behavior, 4x</text:p>
          </table:table-cell>
          <table:table-cell table:style-name="ce8" office:value-type="string" calcext:value-type="string">
            <text:p><text:span text:style-name="T3">Directed test check/Functional coverage</text:span></text:p>
            <text:p/>
          </table:table-cell>
          <table:table-cell table:style-name="ce9" office:value-type="string" calcext:value-type="string">
            <text:p><text:span text:style-name="T4">- Program the 4x/2x/1x DUT port to 4x mode</text:span></text:p>
            <text:p><text:span text:style-name="T4">- Verify that the BFM achieves lane sync on lane 3 only after achieving lane sync on lanes 0, 1 or 2</text:span></text:p>
            <text:p><text:span text:style-name="T4">- Verify that the DUT and BFM  successfully initialize the port to 4x mode</text:span></text:p>
          </table:table-cell>
          <table:table-cell table:number-columns-repeated="1018"/>
        </table:table-row>
        <table:table-row table:style-name="ro35">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4x</text:p>
          </table:table-cell>
          <table:table-cell table:style-name="ce8" office:value-type="string" calcext:value-type="string">
            <text:p><text:span text:style-name="T3">Directed test check/Functional coverage</text:span></text:p>
            <text:p/>
          </table:table-cell>
          <table:table-cell table:style-name="ce2" office:value-type="string" calcext:value-type="string">
            <text:p>- Verify that the DUT can train as a 4x port</text:p>
          </table:table-cell>
          <table:table-cell table:number-columns-repeated="1018"/>
        </table:table-row>
        <table:table-row table:style-name="ro38">
          <table:table-cell office:value-type="float" office:value="6" calcext:value-type="float">
            <text:p>6</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4x downgrades to 2x</text:p>
          </table:table-cell>
          <table:table-cell table:style-name="ce8" office:value-type="string" calcext:value-type="string">
            <text:p><text:span text:style-name="T3">Directed test check/Functional coverage</text:span></text:p>
            <text:p/>
          </table:table-cell>
          <table:table-cell office:value-type="string" calcext:value-type="string">
            <text:p>- Insert a high bit error rate on the BFM transmit lane 2</text:p>
            <text:p>- Verify that the DUT successfully trains the port to 2x mode</text:p>
            <text:p>- Insert a high bit error rate on BFM transmit lane 3</text:p>
            <text:p>- Verify that the DUT successfully trains the port to 2x mode</text:p>
            <text:p>- For each of the above tests, verify that</text:p>
            <text:p>O  the link inializes only after the discovery timer must have expired.</text:p>
            <text:p>O the BFM does not receive an idle sequence on lane3 after the DUT port has trained</text:p>
          </table:table-cell>
          <table:table-cell table:number-columns-repeated="1018"/>
        </table:table-row>
        <table:table-row table:style-name="ro39">
          <table:table-cell office:value-type="float" office:value="7" calcext:value-type="float">
            <text:p>7</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4x downgrades to 1x</text:p>
          </table:table-cell>
          <table:table-cell table:style-name="ce8" office:value-type="string" calcext:value-type="string">
            <text:p><text:span text:style-name="T3">Directed test check/Functional coverage</text:span></text:p>
            <text:p/>
          </table:table-cell>
          <table:table-cell table:style-name="ce17" office:value-type="string" calcext:value-type="string">
            <text:p><text:span text:style-name="T4">- Insert a high bit error rate on the BFM transmit lane 1</text:span></text:p>
            <text:p><text:span text:style-name="T4">- Verify that the DUT successfully trains the port to 1x mode</text:span></text:p>
            <text:p><text:span text:style-name="T4">- Disable 2x operation on the DUT</text:span></text:p>
            <text:p><text:span text:style-name="T4">- Insert a high bit error rate on each BFM transmit lane 1-3</text:span></text:p>
            <text:p><text:span text:style-name="T4">- Verify that the DUT successfully trains the port to 1x mode</text:span></text:p>
            <text:p><text:span text:style-name="T4">- Insert a high bit error rate on BFM transmit lane 0</text:span></text:p>
            <text:p><text:span text:style-name="T4">- Verify that the DUT successfully trains the port to 1x_laneR mode</text:span></text:p>
            <text:p><text:span text:style-name="T4">- For each of the above tests, verify that</text:span></text:p>
            <text:p><text:span text:style-name="T4">O  the link inializes only after the discovery timer must have expired.</text:span></text:p>
            <text:p><text:span text:style-name="T4">O the BFM does not receive an idle sequence on lane 3 after the DUT port has trained</text:span></text:p>
          </table:table-cell>
          <table:table-cell table:number-columns-repeated="1018"/>
        </table:table-row>
        <table:table-row table:style-name="ro40">
          <table:table-cell office:value-type="float" office:value="8" calcext:value-type="float">
            <text:p>8</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1x recovery state in 4x 2x 1x</text:p>
          </table:table-cell>
          <table:table-cell table:style-name="ce8" office:value-type="string" calcext:value-type="string">
            <text:p><text:span text:style-name="T3">Directed test check/Functional coverage</text:span></text:p>
            <text:p/>
          </table:table-cell>
          <table:table-cell office:value-type="string" calcext:value-type="string">
            <text:p><text:span text:style-name="T5">- Train DUT/BFM ports to operate as a 4x link</text:span></text:p>
            <text:p><text:span text:style-name="T5">- Insert a high bit error rate on the BFM transmit lane 1</text:span></text:p>
            <text:p><text:span text:style-name="T5">- Verify that the DUT successfully trains the port to 1x mode</text:span></text:p>
            <text:p><text:span text:style-name="T5">- Additionally insert a high bit error rate on BFM transmit lane 0</text:span></text:p>
            <text:p><text:span text:style-name="T5">- Verify that the DUT successfully trains the port to 1x_LaneR mode</text:span></text:p>
            <text:p><text:span text:style-name="T5">- Additionally insert a high bit error rate on BFM transmit lane 2</text:span></text:p>
            <text:p><text:span text:style-name="T5">- Verify that the DUT cannot train the port</text:span></text:p>
          </table:table-cell>
          <table:table-cell table:number-columns-repeated="1018"/>
        </table:table-row>
        <table:table-row table:style-name="ro41">
          <table:table-cell office:value-type="float" office:value="9" calcext:value-type="float">
            <text:p>9</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1x recovery state in 4x <text:s/>1x</text:p>
          </table:table-cell>
          <table:table-cell table:style-name="ce8" office:value-type="string" calcext:value-type="string">
            <text:p><text:span text:style-name="T3">Directed test check/Functional coverage</text:span></text:p>
            <text:p/>
          </table:table-cell>
          <table:table-cell office:value-type="string" calcext:value-type="string">
            <text:p><text:span text:style-name="T5">- Disable 2x operation on the DUT</text:span></text:p>
            <text:p><text:span text:style-name="T5">- Train DUT/BFM ports to operate as a 4x link</text:span></text:p>
            <text:p><text:span text:style-name="T5">- Insert a high bit error rate on the BFM transmit lane 3</text:span></text:p>
            <text:p><text:span text:style-name="T5">- Verify that the DUT successfully trains the port to 1x mode</text:span></text:p>
            <text:p><text:span text:style-name="T5">- Additionally insert a high bit error rate on BFM transmit lane 0</text:span></text:p>
            <text:p><text:span text:style-name="T5">- Verify that the DUT successfully trains the port to 1x_LaneR mode</text:span></text:p>
            <text:p><text:span text:style-name="T5">- Additionally insert a high bit error rate on BFM transmit lane 2</text:span></text:p>
            <text:p><text:span text:style-name="T5">- Verify that the DUT cannot train the port</text:span></text:p>
          </table:table-cell>
          <table:table-cell table:number-columns-repeated="1018"/>
        </table:table-row>
        <table:table-row table:style-name="ro42">
          <table:table-cell office:value-type="float" office:value="10" calcext:value-type="float">
            <text:p>10</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2x recovery state in 4x 2x 1x</text:p>
          </table:table-cell>
          <table:table-cell table:style-name="ce8" office:value-type="string" calcext:value-type="string">
            <text:p><text:span text:style-name="T3">Directed test check/Functional coverage</text:span></text:p>
            <text:p/>
          </table:table-cell>
          <table:table-cell office:value-type="string" calcext:value-type="string">
            <text:p><text:span text:style-name="T5">- Train DUT/BFM ports to operate as a 4x link</text:span></text:p>
            <text:p><text:span text:style-name="T5">- Insert a high bit error rate on the BFM transmit lane 3</text:span></text:p>
            <text:p><text:span text:style-name="T5">- Verify that the DUT successfully trains the port to 2x mode</text:span></text:p>
            <text:p><text:span text:style-name="T5">- Additionally insert a high bit error rate on BFM transmit lane 0</text:span></text:p>
            <text:p><text:span text:style-name="T5">- Verify that the DUT successfully trains the port to 1x_LaneR mode</text:span></text:p>
            <text:p><text:span text:style-name="T5">- Remove the bit error rate on BFM transmit lane 0</text:span></text:p>
            <text:p><text:span text:style-name="T5">- Verify that Lane 0 trains successfully</text:span></text:p>
            <text:p><text:span text:style-name="T5">- Insert a high bit error rate on BFM transmit lane 1</text:span></text:p>
            <text:p><text:span text:style-name="T5">- Verify that the DUT trains the port that operate in 1x mode</text:span></text:p>
            <text:p><text:span text:style-name="T5">- Additionally insert a high bit error rate on BFM transmit lane 0</text:span></text:p>
            <text:p><text:span text:style-name="T5">- Verify that the DUT trains the port to operate in 1x_LaneR mode (lane 2)</text:span></text:p>
            <text:p><text:span text:style-name="T5">- Additionally insert a high bit error rate on BFM transmit lane 2</text:span></text:p>
            <text:p><text:span text:style-name="T5">- Verify that the DUT cannot train the port</text:span></text:p>
          </table:table-cell>
          <table:table-cell table:number-columns-repeated="1018"/>
        </table:table-row>
        <table:table-row table:style-name="ro11">
          <table:table-cell office:value-type="float" office:value="11" calcext:value-type="float">
            <text:p>11</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4x recovery state in 4x 2x 1x</text:p>
          </table:table-cell>
          <table:table-cell table:style-name="ce8" office:value-type="string" calcext:value-type="string">
            <text:p><text:span text:style-name="T3">Directed test check/Functional coverage</text:span></text:p>
            <text:p/>
          </table:table-cell>
          <table:table-cell office:value-type="string" calcext:value-type="string">
            <text:p><text:span text:style-name="T5">- Train DUT/BFM ports to operate as a 4x link</text:span></text:p>
            <text:p>- Insert a high bit error rate on BFM transmit lane 3 for less that 62.5 msec</text:p>
            <text:p>- Verify that the DUT port remains trained as a 4x port</text:p>
          </table:table-cell>
          <table:table-cell table:number-columns-repeated="1018"/>
        </table:table-row>
        <table:table-row table:style-name="ro42">
          <table:table-cell office:value-type="float" office:value="12" calcext:value-type="float">
            <text:p>12</text:p>
          </table:table-cell>
          <table:table-cell office:value-type="float" office:value="3.2" calcext:value-type="float">
            <text:p>3.2</text:p>
          </table:table-cell>
          <table:table-cell table:style-name="ce3" office:value-type="string" calcext:value-type="string">
            <text:p>5.19.7.1 1x/2x/Nx Initialization State Machine</text:p>
          </table:table-cell>
          <table:table-cell table:style-name="ce2" office:value-type="string" calcext:value-type="string">
            <text:p>Discovery behavior, 2x recovery state in 4x 2x 1x</text:p>
          </table:table-cell>
          <table:table-cell table:style-name="ce8" office:value-type="string" calcext:value-type="string">
            <text:p><text:span text:style-name="T3">Directed test check/Functional coverage</text:span></text:p>
            <text:p/>
          </table:table-cell>
          <table:table-cell table:style-name="ce17" office:value-type="string" calcext:value-type="string">
            <text:p><text:span text:style-name="T5">- Train DUT/BFM ports to operate as a 4x link</text:span></text:p>
            <text:p><text:span text:style-name="T4">- Insert a high bit error rate on the BFM transmit lane 3</text:span></text:p>
            <text:p><text:span text:style-name="T4">- Verify that the DUT successfully trains the port to 2x mode</text:span></text:p>
            <text:p><text:span text:style-name="T4">- Configure the BFM to operate as a 1x port</text:span></text:p>
            <text:p><text:span text:style-name="T4">- Verify that the DUT successfully trains the port to 1x mode</text:span></text:p>
          </table:table-cell>
          <table:table-cell table:number-columns-repeated="1018"/>
        </table:table-row>
        <table:table-row table:style-name="ro17" table:number-rows-repeated="1048562">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currency-symbol number:language="en" number:country="IN">₹</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9">0000-00-00</text:date>, <text:time style:data-style-name="N2" text:time-value="19:57:07.4615123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9:38:04.120855990</meta:creation-date>
    <dc:date>2018-08-29T20:54:03.141637428</dc:date>
    <meta:editing-duration>PT18H20M31S</meta:editing-duration>
    <meta:editing-cycles>11</meta:editing-cycles>
    <meta:generator>LibreOffice/5.1.6.2$Linux_X86_64 LibreOffice_project/10m0$Build-2</meta:generator>
    <meta:document-statistic meta:table-count="9" meta:cell-count="591" meta:object-count="0"/>
  </office:meta>
</office:document-meta>
</file>